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ct" table:style-name="ta1">
        <table:shapes>
          <draw:frame draw:z-index="0" draw:style-name="gr1" draw:text-style-name="P1" svg:width="159.99mm" svg:height="89.99mm" svg:x="69.43mm" svg:y="6.31mm">
            <draw:object draw:notify-on-update-of-ranges="dict.A1:dict.A20 dict.B1:dict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28215551376343" calcext:value-type="float">
            <text:p>0.00128215551376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5603175163269" calcext:value-type="float">
            <text:p>0.00256031751632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38076639175415" calcext:value-type="float">
            <text:p>0.00380766391754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517083406448364" calcext:value-type="float">
            <text:p>0.00517083406448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646659135818481" calcext:value-type="float">
            <text:p>0.00646659135818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776361227035523" calcext:value-type="float">
            <text:p>0.00776361227035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90789794921875" calcext:value-type="float">
            <text:p>0.00907897949218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03006958961487" calcext:value-type="float">
            <text:p>0.01030069589614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115579843521118" calcext:value-type="float">
            <text:p>0.0115579843521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29531145095825" calcext:value-type="float">
            <text:p>0.01295311450958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155244946479797" calcext:value-type="float">
            <text:p>0.0155244946479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5359890460968" calcext:value-type="float">
            <text:p>0.01535989046096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173783898353577" calcext:value-type="float">
            <text:p>0.01737838983535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18292510509491" calcext:value-type="float">
            <text:p>0.01829251050949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9487726688385" calcext:value-type="float">
            <text:p>0.01948772668838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208887577056885" calcext:value-type="float">
            <text:p>0.02088875770568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220601439476013" calcext:value-type="float">
            <text:p>0.02206014394760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234925031661987" calcext:value-type="float">
            <text:p>0.02349250316619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248547196388245" calcext:value-type="float">
            <text:p>0.0248547196388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58549809455872" calcext:value-type="float">
            <text:p>0.025854980945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2:57:37.600858064</dc:date>
    <meta:editing-duration>PT14M27S</meta:editing-duration>
    <meta:editing-cycles>3</meta:editing-cycles>
    <meta:generator>LibreOffice/6.1.5.2$Linux_X86_64 LibreOffice_project/1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Built in python sort</text:p>
        </chart:title>
        <chart:plot-area chart:style-name="ch3" table:cell-range-address="dict.A1:dict.B20" chart:data-source-has-labels="column" svg:x="0.32cm" svg:y="1.275cm" svg:width="15.36cm" svg:height="7.545cm">
          <chartooo:coordinate-region svg:x="1.418cm" svg:y="1.474cm" svg:width="13.706cm" svg:height="6.699cm"/>
          <chart:axis chart:dimension="x" chart:name="primary-x" chart:style-name="ch4" chartooo:axis-type="auto">
            <chart:categories table:cell-range-address="dict.A1:dict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ct.B1:dict.B20" chart:class="chart:scatter">
            <chart:domain table:cell-range-address="dict.A1:dict.A2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dict.A1:dict.A20</svg:desc>
                </draw:g>
              </table:table-cell>
              <table:table-cell office:value-type="float" office:value="0.00128215551376343">
                <text:p>0.00128215551376343</text:p>
                <draw:g>
                  <svg:desc>dict.B1:dict.B2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5603175163269">
                <text:p>0.002560317516326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38076639175415">
                <text:p>0.003807663917541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17083406448364">
                <text:p>0.0051708340644836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646659135818481">
                <text:p>0.0064665913581848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776361227035523">
                <text:p>0.0077636122703552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90789794921875">
                <text:p>0.00907897949218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03006958961487">
                <text:p>0.010300695896148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115579843521118">
                <text:p>0.011557984352111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29531145095825">
                <text:p>0.012953114509582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155244946479797">
                <text:p>0.015524494647979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5359890460968">
                <text:p>0.015359890460968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173783898353577">
                <text:p>0.017378389835357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8292510509491">
                <text:p>0.01829251050949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19487726688385">
                <text:p>0.01948772668838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208887577056885">
                <text:p>0.020888757705688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220601439476013">
                <text:p>0.022060143947601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234925031661987">
                <text:p>0.0234925031661987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248547196388245">
                <text:p>0.024854719638824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58549809455872">
                <text:p>0.0258549809455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